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style>
  </office:automatic-styles>
  <office:body>
    <office:text text:use-soft-page-breaks="true">
      <text:p text:style-name="P1">Assembly Tutorial Lesson #4</text:p>
      <text:p text:style-name="Subtitle">Arithmetic and Logic</text:p>
      <text:p text:style-name="Normal">[Title slide]</text:p>
      <text:p text:style-name="Normal">Hi there! This is Matt Heffernan. Welcome back to my channel.<text:s/>This is the four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introduced the basic concepts of assembly programming and learned how to access memory in different ways through addressing modes and how to implement flow control using branching, jumping and subroutines. Now that we know how to structure a program, let’s start doing what computers were invented for: math! The 6502 family has only rudimentary capabilities for math, but the instruction set is complete enough to do any kind of arithmetic you need to do – you just may need to write a lot of code compared to more modern, comprehensive instruction sets like x86.</text:p>
      <text:p text:style-name="Normal">But don’t worry! Like our friend, Barbie, says, math’s not that hard.<text:s/>Don’t be a crybaby! We’re going to break it down, bit by bit.</text:p>
      <text:p text:style-name="Normal">[Cut to slide 2 – 8-bit arithmetic]</text:p>
      <text:p text:style-name="Normal">All arithmetic done by the 6502 is at the 8-bit level. That is, one byte at a time, and uses 2s-complement binary, which is just a fancy way of saying that positive and negative numbers work the same, so the processor doesn’t need to be aware of whether a value is interpreted by the program as signed or not. For the purposes of this lesson, we will be assuming that all values are unsigned. We will cover more advanced arithmetic processing in a later episode, so today we are sticking to the basics.</text:p>
      <text:p text:style-name="Normal">In C, like most high-level languages, arithmetic is done using syntax that is very similar to standard mathematical notation for expressions, and having the assignment target on the left.<text:s/>Stack-based languages like Forth and RPL do it differently, but pretty much all mainstream languages have followed the precedent set by Fortran back in the 1950s. In assembly language, operations can’t use this kind of notation; we need to do things one instruction at a time. So, for arithmetic, we have only a handful of instruction, including ADC and SBC for addition and subtraction, respectively, and four instructions used for bit shifting and rotation.</text:p>
      <text:p text:style-name="Normal">In the C code, we see a basic arithmetic operation, where we take the sum of “foo” and “bar” and subtract “baz” from it, then assign that result to the “val” variable. To this in assembly, we have to break it down step by step, starting with loading the value of “foo” into the accumulator. Then we clear the Carry bit before adding the value of “bar” to it and storing the result back in A. Then we set the Carry bit before subtracting the value of “baz” from the previous result, and finally taking the final result and storing it to “val”.</text:p>
      <text:p text:style-name="Normal">Of course, this is an extremely simple example, but for 8-bit addition and subtraction, that’s all you really need to do.</text:p>
      <text:p text:style-name="P2"/>
      <text:soft-page-break/>
      <text:p text:style-name="Normal">[Cut to<text:s/>slide 3 – ADC]</text:p>
      <text:p text:style-name="Normal">Let’s take a closer look at the ADC, or Add with Carry, instruction.<text:s/>We’ve seen it used before in previous lessons, but now we’re going to look at exactly what it does. Of course, it does an addition, between the value in the accumulator and a value from memory. It also adds in the current state of the Carry bit, which means that 1+1 can indeed be three, if you forget to clear C first.</text:p>
      <text:p text:style-name="Normal">So the result of adding these three values together is the Sum, but there is a chance that it won’t fit in 8-bits. The lower 8 bits will be stored in A, which would be the same as the sum mod 256. As the sum can range between zero and 511, the processor uses a set Carry bit as the ninth bit for sums that are 256 and larger. If the Carry bit is clear after the addition, then we know the sum fits entirely in the accumulator, and<text:s/>is<text:s/>therefore 255 or smaller.<text:s/>That carry bit can then be carried into the next operation, enabling 16-bit or wider addition.</text:p>
      <text:p text:style-name="Normal">In the previous episode, we looked at some of the other side effects as well, including when the N, V and Z bits are set. Here I have some formulas that help formalize what they mean, but in short N indicates that the highest bit of A has been set, V indicates a different sign of the sum compared to the signs of the operands, when they match, and Z indicates that the value in A is zero.</text:p>
      <text:p text:style-name="Normal">[Cut to slide 4 – ADC modes]</text:p>
      <text:p text:style-name="Normal">ADC has a relatively large number of addressing modes, allowing you to add in an immediate value from the instruction or 8 different ways to fetch that value from somewhere else in memory. A new mode available for ADC in the 65C02 is the Zero Page Indirect mode, which was not available on older processors in the 6502 family, like those found in the Commodore 64 or<text:s/>Nintendo Entertainment System.</text:p>
      <text:p text:style-name="Normal">[Cut to slide<text:s/>5<text:s/>– SBC]</text:p>
      <text:p text:style-name="Normal">Now with SBC, we have some similar behavior to ADC, except that the handling of the Carry bit is inverted. The instruction will subtract the memory value from the value in A, then if C is clear, it will further subtract 1. This is why we initialize subtraction by setting the Carry bit, rather than clearing it, like we do for addition. This is because C is used effectively as an inverted Borrow bit for when the<text:s/>subtraction results in a negative result, requiring a borrow from the next operation to interpret it as positive. Just like the carry bit behavior with ADC, this allows you to have a borrow chain that lets you subtract numbers that are 16 bits or wider.</text:p>
      <text:p text:style-name="Normal">The N, V, and Z bits behave exactly the same as with ADC, and SBC is the only other instruction that can change the V bit as a side effect. Otherwise you have to store a value to it directly with PLP or CLV.</text:p>
      <text:p text:style-name="Normal">[Cut to slide<text:s/>6<text:s/>– SBC modes]</text:p>
      <text:p text:style-name="Normal">SBC also uses all the same addressing modes as ADC, including the added ability to use the Zero Page Indirect mode with the 65C02.</text:p>
      <text:p text:style-name="P3"/>
      <text:soft-page-break/>
      <text:p text:style-name="Normal">[Cut to slide 7 – 16-bit]</text:p>
      <text:p text:style-name="Normal">Let’s take another look at the case stud we saw earlier, but this time try to implement it as a 16-bit calculation. In C, the syntax of the expression doesn’t change based on type; it looks the same whether the result is an 8-bit char, a 16-bit int, a 32-bit long, or even a floating-point value. But every byte of each operand needs to be accounted for in assembly code, so for 16-bit arithmetic we need to do ADC or SBC instructions for both the low byte and the high byte of the result. As the 6502 is little-endian, it makes sense to have your wider integer values start with their lowest byte, with higher bytes coming after.</text:p>
      <text:p text:style-name="Normal">So, like before, we load A with the value at “foo”, but this time we know that is just the low byte, so we’ll have to come back for the high byte. For now, we clear C and add in the low byte at “bar”. Even though we aren’t done yet, we need to store this intermediate value, so we go ahead and store that at “val” temporarily. Then we need to finish the addition by moving on to the high bytes of “foo” and “bar” by adding 1 to each address at assemble time, adding those while maintaining the state of the Carry bit from the last addition. This makes sure the carry happens correctly, just as we would by doing addition by hand with decimal numbers back in elementary school. Now, with the high byte of the intermediate result set, we store that to the high byte of “val”<text:s/>again by letting the assembler calculate that address by putting in a +1 in the operand.</text:p>
      <text:p text:style-name="Normal">Now to do the subtraction, we have to retrieve the low byte of our intermediate result and subtract the low byte of “baz” from it, after making sure that the carry bit is set. Now we have the lower byte of the final result, so we store that back to “val”. Then we go ahead do a subtraction of the higher bytes, maintaining the carry state of the previous subtraction so that a borrow can be done if necessary. Then we store the high byte of the final result back to “val”+1, and we’re done!</text:p>
      <text:p text:style-name="Normal">As you can see, making integer values wider results in a lot more assembly code, and can slow down the program, so you want to minimize the need to go beyond 8-bit calculations.<text:s/>But if you do need to use bigger numbers, it is not too bad, and can even be done iteratively if you need to go even wider than 16 bits.</text:p>
      <text:p text:style-name="Normal">[Cut to slide 8 – inc/dec]</text:p>
      <text:p text:style-name="Normal">We’ve seen how incrementing and decrementing work in earlier videos, but for context consider how different they are from adding or subtracting 1. First, memory values can be incremented or decremented directly without having to modify any registers when using any of the legacy modes of the INC instruction. The 65C02 actually introduced the Implied Accumulator mode to INC<text:s/>and DEC<text:s/>so that only A is incremented<text:s/>or decremented<text:s/>without having to bring in any memory values or using one of the index registers. Meanwhile, the instructions for index registers are only Implied and can never be used with any memory values, just as you can’t do any other kind of arithmetic directly with them. To change X or Y to a new value, you can either do a bunch of increments or decrements, or do an addition or subtraction by transferring the value to A and doing the arithmetic there before transferring the new value back.</text:p>
      <text:p text:style-name="Normal">In all cases, these instructions do not consider or change the states of the overflow or carry bits like ADC and SBC do.<text:s/>You can also see here that the set of addressing modes for INC and DEC is smaller than ADC and SBC, notably the lack of indexing with Y or any indirect modes.</text:p>
      <text:p text:style-name="P4"/>
      <text:soft-page-break/>
      <text:p text:style-name="Normal">[Cut to slide 9 – mult/div]</text:p>
      <text:p text:style-name="Normal">So we’ve seen how integer addition and subtraction work, but what about the rest of arithmetic? Well, there are no instructions specifically for multiplication or division, but that doesn’t mean it’s impossible.<text:s/>What you do have at your disposal are instructions for shifting the bits in the accumulator or at a memory location, and combining that with addition and subtraction can do any kind of arithmetic.<text:s/></text:p>
      <text:p text:style-name="Normal">Multiplication is fairly straightforward; you just shift a bit to the left to multiply by 2. You can do this repeatedly to multiply by higher powers of 2, and then keep adding the factor to get up to the number you want to multiply to. So, multiplying a value by 7 means first shifting the original value two bits to the left, then adding that original value to the shifted value three more times. You can take many different strategies, based on the bit width of the numbers you are dealing with.</text:p>
      <text:p text:style-name="Normal">Division is a bit trickier, as it required shifting to the right to divide by powers of 2, and then strategies like tentatively subtracting the factor to see if it’s getting you closer to where you need to be. Going through a division algorithm is beyond the scope of this lesson, so we’ll tackle that on a later episode on advanced math operations.</text:p>
      <text:p text:style-name="Normal">So, your best bet for most programs is to avoid having to multiply or divide anything by something other than a power of 2. This can be accomplished more often than you think, usually at the cost of efficient data storage. You can pad out data so that array elements are sized by a power of 2, which can make access much faster, but fill up memory with empty space. But that empty space could be overtaken by having a larger code footprint to do more complicated math, which will be slower at any rate. So, there are a lot of things to consider when you are structuring your program.</text:p>
      <text:p text:style-name="Normal">[Cut to slide 10 – rotation/shifting]</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Textbody" style:display-name="Text body" style:family="paragraph" style:parent-style-name="Normal">
      <style:paragraph-properties style:vertical-align="baseline"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1-11T17:24:00Z</meta:creation-date>
    <dc:date>2021-01-11T22:21:00Z</dc:date>
    <meta:template xlink:href="Normal.dotm" xlink:type="simple"/>
    <meta:editing-cycles>22</meta:editing-cycles>
    <meta:editing-duration>PT17400S</meta:editing-duration>
    <meta:document-statistic meta:page-count="4" meta:paragraph-count="23" meta:word-count="1726" meta:character-count="11544" meta:row-count="82" meta:non-whitespace-character-count="9841"/>
  </office:meta>
</office:document-meta>
</file>